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1.665cm"/>
    </style:style>
    <style:style style:name="co7" style:family="table-column">
      <style:table-column-properties fo:break-before="auto" style:column-width="2.713cm"/>
    </style:style>
    <style:style style:name="co8" style:family="table-column">
      <style:table-column-properties fo:break-before="auto" style:column-width="3.141cm"/>
    </style:style>
    <style:style style:name="ro1" style:family="table-row">
      <style:table-row-properties style:row-height="3.9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fo:color="#000000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Input Sourc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Measurement</text:p>
            <text:p> Duration [s]</text:p>
          </table:table-cell>
          <table:table-cell table:style-name="ce1" office:value-type="string" calcext:value-type="string">
            <text:p>Jetson Nano</text:p>
            <text:p>Power Mode</text:p>
          </table:table-cell>
          <table:table-cell table:style-name="ce1" office:value-type="string" calcext:value-type="string">
            <text:p>Average Power [w]</text:p>
          </table:table-cell>
          <table:table-cell table:style-name="ce1" office:value-type="string" calcext:value-type="string">
            <text:p>Energy consumed [J]</text:p>
          </table:table-cell>
          <table:table-cell table:style-name="ce1" office:value-type="string" calcext:value-type="string">
            <text:p>Energy Consumed [Wh] <text:s/></text:p>
          </table:table-cell>
          <table:table-cell table:style-name="ce1" office:value-type="string" calcext:value-type="string">
            <text:p>Average frame </text:p>
            <text:p>Inference time [s]</text:p>
          </table:table-cell>
          <table:table-cell table:style-name="ce1" office:value-type="string" calcext:value-type="string">
            <text:p>Average FPS</text:p>
          </table:table-cell>
          <table:table-cell table:style-name="ce1" office:value-type="string" calcext:value-type="string">
            <text:p>Frame Count</text:p>
          </table:table-cell>
          <table:table-cell table:style-name="ce1" office:value-type="string" calcext:value-type="string">
            <text:p>Energy consumed </text:p>
            <text:p>Per frame [J/frame]</text:p>
          </table:table-cell>
          <table:table-cell table:style-name="ce1" office:value-type="string" calcext:value-type="string">
            <text:p>Energy consumed</text:p>
            <text:p> Per frame [Wh/frame]</text:p>
          </table:table-cell>
          <table:table-cell table:style-name="ce1" office:value-type="string" calcext:value-type="string">
            <text:p><text:span text:style-name="T1">Energy consumed</text:span></text:p>
            <text:p><text:span text:style-name="T1"> Per frame [mWh/frame]</text:span></text:p>
          </table:table-cell>
          <table:table-cell table:style-name="ce1" table:number-columns-repeated="1009"/>
        </table:table-row>
        <table:table-row table:style-name="ro2">
          <table:table-cell office:value-type="string" calcext:value-type="string">
            <text:p>yolov5n_10s_webcam#1.csv</text:p>
          </table:table-cell>
          <table:table-cell table:style-name="ce4" office:value-type="string" calcext:value-type="string" table:number-columns-spanned="1" table:number-rows-spanned="13">
            <text:p>YOLOv5n</text:p>
          </table:table-cell>
          <table:table-cell table:style-name="ce7" office:value-type="string" calcext:value-type="string" table:number-columns-spanned="1" table:number-rows-spanned="13">
            <text:p>Webcam</text:p>
            <text:p>(640 x 480)</text:p>
          </table:table-cell>
          <table:table-cell table:style-name="ce8" office:value-type="string" calcext:value-type="string" table:number-columns-spanned="1" table:number-rows-spanned="11">
            <text:p>Jetson Nano (GPU)</text:p>
          </table:table-cell>
          <table:table-cell table:style-name="ce7" office:value-type="float" office:value="10" calcext:value-type="float" table:number-columns-spanned="1" table:number-rows-spanned="5">
            <text:p>10</text:p>
          </table:table-cell>
          <table:table-cell table:style-name="ce7" office:value-type="string" calcext:value-type="string" table:number-columns-spanned="1" table:number-rows-spanned="7">
            <text:p>HIGH (10W )</text:p>
          </table:table-cell>
          <table:table-cell office:value-type="float" office:value="10.0869" calcext:value-type="float">
            <text:p>10.0869</text:p>
          </table:table-cell>
          <table:table-cell office:value-type="float" office:value="100.838" calcext:value-type="float">
            <text:p>100.838</text:p>
          </table:table-cell>
          <table:table-cell table:formula="of:=ROUND([.H2]/3600;5)" office:value-type="float" office:value="0.02801" calcext:value-type="float">
            <text:p>0.02801</text:p>
          </table:table-cell>
          <table:table-cell office:value-type="float" office:value="0.04071" calcext:value-type="float">
            <text:p>0.04071</text:p>
          </table:table-cell>
          <table:table-cell table:formula="of:=ROUND(1/ [.J2];2)" office:value-type="float" office:value="24.56" calcext:value-type="float">
            <text:p>24.56</text:p>
          </table:table-cell>
          <table:table-cell table:formula="of:= ROUND([.E2]/[.J2];0)" office:value-type="float" office:value="246" calcext:value-type="float">
            <text:p>246</text:p>
          </table:table-cell>
          <table:table-cell table:formula="of:=ROUND([.H2]/[.L2];10)" office:value-type="float" office:value="0.4099105691" calcext:value-type="float">
            <text:p>0.4099105691</text:p>
          </table:table-cell>
          <table:table-cell table:formula="of:=ROUND([.I2]/[.L2];10)" office:value-type="float" office:value="0.0001138618" calcext:value-type="float">
            <text:p>0.0001138618</text:p>
          </table:table-cell>
          <table:table-cell table:formula="of:=ROUND(([.I2]/[.L2])*1000;4)" office:value-type="float" office:value="0.1139" calcext:value-type="float">
            <text:p>0.113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n_10s_webcam#2.csv</text:p>
          </table:table-cell>
          <table:covered-table-cell table:style-name="ce5"/>
          <table:covered-table-cell office:value-type="string" calcext:value-type="string">
            <text:p>Webcam</text:p>
          </table:covered-table-cell>
          <table:covered-table-cell office:value-type="string" calcext:value-type="string">
            <text:p>Jetson Nano (GPU)</text:p>
          </table:covered-table-cell>
          <table:covered-table-cell office:value-type="float" office:value="10" calcext:value-type="float">
            <text:p>10</text:p>
          </table:covered-table-cell>
          <table:covered-table-cell office:value-type="string" calcext:value-type="string">
            <text:p>HIGH (10W )</text:p>
          </table:covered-table-cell>
          <table:table-cell office:value-type="float" office:value="10.1294" calcext:value-type="float">
            <text:p>10.1294</text:p>
          </table:table-cell>
          <table:table-cell office:value-type="float" office:value="101.246" calcext:value-type="float">
            <text:p>101.246</text:p>
          </table:table-cell>
          <table:table-cell table:formula="of:=ROUND([.H3]/3600;5)" office:value-type="float" office:value="0.02812" calcext:value-type="float">
            <text:p>0.02812</text:p>
          </table:table-cell>
          <table:table-cell office:value-type="float" office:value="0.04071" calcext:value-type="float">
            <text:p>0.04071</text:p>
          </table:table-cell>
          <table:table-cell table:formula="of:=ROUND(1/ [.J3];2)" office:value-type="float" office:value="24.56" calcext:value-type="float">
            <text:p>24.56</text:p>
          </table:table-cell>
          <table:table-cell table:formula="of:= ROUND([.E3]/[.J3];0)" office:value-type="float" office:value="246" calcext:value-type="float">
            <text:p>246</text:p>
          </table:table-cell>
          <table:table-cell table:formula="of:=ROUND([.H3]/[.L3];10)" office:value-type="float" office:value="0.4115691057" calcext:value-type="float">
            <text:p>0.4115691057</text:p>
          </table:table-cell>
          <table:table-cell table:formula="of:=ROUND([.I3]/[.L3];10)" office:value-type="float" office:value="0.0001143089" calcext:value-type="float">
            <text:p>0.0001143089</text:p>
          </table:table-cell>
          <table:table-cell table:formula="of:=ROUND(([.I3]/[.L3])*1000;4)" office:value-type="float" office:value="0.1143" calcext:value-type="float">
            <text:p>0.114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n_10s_webcam#3.csv</text:p>
          </table:table-cell>
          <table:covered-table-cell table:style-name="ce5"/>
          <table:covered-table-cell/>
          <table:covered-table-cell office:value-type="string" calcext:value-type="string">
            <text:p>Jetson Nano (GPU)</text:p>
          </table:covered-table-cell>
          <table:covered-table-cell office:value-type="float" office:value="10" calcext:value-type="float">
            <text:p>10</text:p>
          </table:covered-table-cell>
          <table:covered-table-cell office:value-type="string" calcext:value-type="string">
            <text:p>HIGH (10W )</text:p>
          </table:covered-table-cell>
          <table:table-cell office:value-type="float" office:value="10.1676" calcext:value-type="float">
            <text:p>10.1676</text:p>
          </table:table-cell>
          <table:table-cell office:value-type="float" office:value="101.652" calcext:value-type="float">
            <text:p>101.652</text:p>
          </table:table-cell>
          <table:table-cell table:formula="of:=ROUND([.H4]/3600;5)" office:value-type="float" office:value="0.02824" calcext:value-type="float">
            <text:p>0.02824</text:p>
          </table:table-cell>
          <table:table-cell office:value-type="float" office:value="0.04071" calcext:value-type="float">
            <text:p>0.04071</text:p>
          </table:table-cell>
          <table:table-cell table:formula="of:=ROUND(1/ [.J4];2)" office:value-type="float" office:value="24.56" calcext:value-type="float">
            <text:p>24.56</text:p>
          </table:table-cell>
          <table:table-cell table:formula="of:= ROUND([.E4]/[.J4];0)" office:value-type="float" office:value="246" calcext:value-type="float">
            <text:p>246</text:p>
          </table:table-cell>
          <table:table-cell table:formula="of:=ROUND([.H4]/[.L4];10)" office:value-type="float" office:value="0.4132195122" calcext:value-type="float">
            <text:p>0.4132195122</text:p>
          </table:table-cell>
          <table:table-cell table:formula="of:=ROUND([.I4]/[.L4];10)" office:value-type="float" office:value="0.0001147967" calcext:value-type="float">
            <text:p>0.0001147967</text:p>
          </table:table-cell>
          <table:table-cell table:formula="of:=ROUND(([.I4]/[.L4])*1000;4)" office:value-type="float" office:value="0.1148" calcext:value-type="float">
            <text:p>0.114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n_10s_webcam_no_objects#1.csv</text:p>
          </table:table-cell>
          <table:covered-table-cell table:style-name="ce5"/>
          <table:covered-table-cell/>
          <table:covered-table-cell office:value-type="string" calcext:value-type="string">
            <text:p>Jetson Nano (GPU)</text:p>
          </table:covered-table-cell>
          <table:covered-table-cell office:value-type="float" office:value="10" calcext:value-type="float">
            <text:p>10</text:p>
          </table:covered-table-cell>
          <table:covered-table-cell office:value-type="string" calcext:value-type="string">
            <text:p>HIGH (10W )</text:p>
          </table:covered-table-cell>
          <table:table-cell office:value-type="float" office:value="10.0341" calcext:value-type="float">
            <text:p>10.0341</text:p>
          </table:table-cell>
          <table:table-cell office:value-type="float" office:value="100.284" calcext:value-type="float">
            <text:p>100.284</text:p>
          </table:table-cell>
          <table:table-cell table:formula="of:=ROUND([.H5]/3600;5)" office:value-type="float" office:value="0.02786" calcext:value-type="float">
            <text:p>0.02786</text:p>
          </table:table-cell>
          <table:table-cell office:value-type="float" office:value="0.04071" calcext:value-type="float">
            <text:p>0.04071</text:p>
          </table:table-cell>
          <table:table-cell table:formula="of:=ROUND(1/ [.J5];2)" office:value-type="float" office:value="24.56" calcext:value-type="float">
            <text:p>24.56</text:p>
          </table:table-cell>
          <table:table-cell table:formula="of:= ROUND([.E5]/[.J5];0)" office:value-type="float" office:value="246" calcext:value-type="float">
            <text:p>246</text:p>
          </table:table-cell>
          <table:table-cell table:formula="of:=ROUND([.H5]/[.L5];10)" office:value-type="float" office:value="0.4076585366" calcext:value-type="float">
            <text:p>0.4076585366</text:p>
          </table:table-cell>
          <table:table-cell table:formula="of:=ROUND([.I5]/[.L5];10)" office:value-type="float" office:value="0.000113252" calcext:value-type="float">
            <text:p>0.000113252</text:p>
          </table:table-cell>
          <table:table-cell table:formula="of:=ROUND(([.I5]/[.L5])*1000;4)" office:value-type="float" office:value="0.1133" calcext:value-type="float">
            <text:p>0.11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n_10s_webcam_no_objects#2.csv</text:p>
          </table:table-cell>
          <table:covered-table-cell table:style-name="ce5"/>
          <table:covered-table-cell/>
          <table:covered-table-cell office:value-type="string" calcext:value-type="string">
            <text:p>Jetson Nano (GPU)</text:p>
          </table:covered-table-cell>
          <table:covered-table-cell office:value-type="float" office:value="10" calcext:value-type="float">
            <text:p>10</text:p>
          </table:covered-table-cell>
          <table:covered-table-cell office:value-type="string" calcext:value-type="string">
            <text:p>HIGH (10W )</text:p>
          </table:covered-table-cell>
          <table:table-cell office:value-type="float" office:value="10.0591" calcext:value-type="float">
            <text:p>10.0591</text:p>
          </table:table-cell>
          <table:table-cell office:value-type="float" office:value="100.465" calcext:value-type="float">
            <text:p>100.465</text:p>
          </table:table-cell>
          <table:table-cell table:formula="of:=ROUND([.H6]/3600;5)" office:value-type="float" office:value="0.02791" calcext:value-type="float">
            <text:p>0.02791</text:p>
          </table:table-cell>
          <table:table-cell office:value-type="float" office:value="0.04071" calcext:value-type="float">
            <text:p>0.04071</text:p>
          </table:table-cell>
          <table:table-cell table:formula="of:=ROUND(1/ [.J6];2)" office:value-type="float" office:value="24.56" calcext:value-type="float">
            <text:p>24.56</text:p>
          </table:table-cell>
          <table:table-cell table:formula="of:= ROUND([.E6]/[.J6];0)" office:value-type="float" office:value="246" calcext:value-type="float">
            <text:p>246</text:p>
          </table:table-cell>
          <table:table-cell table:formula="of:=ROUND([.H6]/[.L6];10)" office:value-type="float" office:value="0.4083943089" calcext:value-type="float">
            <text:p>0.4083943089</text:p>
          </table:table-cell>
          <table:table-cell table:formula="of:=ROUND([.I6]/[.L6];10)" office:value-type="float" office:value="0.0001134553" calcext:value-type="float">
            <text:p>0.0001134553</text:p>
          </table:table-cell>
          <table:table-cell table:formula="of:=ROUND(([.I6]/[.L6])*1000;4)" office:value-type="float" office:value="0.1135" calcext:value-type="float">
            <text:p>0.113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n_30s_webcam#1.csv</text:p>
          </table:table-cell>
          <table:covered-table-cell table:style-name="ce5"/>
          <table:covered-table-cell/>
          <table:covered-table-cell office:value-type="string" calcext:value-type="string">
            <text:p>Jetson Nano (GPU)</text:p>
          </table:covered-table-cell>
          <table:table-cell office:value-type="float" office:value="30" calcext:value-type="float">
            <text:p>30</text:p>
          </table:table-cell>
          <table:covered-table-cell office:value-type="string" calcext:value-type="string">
            <text:p>HIGH (10W )</text:p>
          </table:covered-table-cell>
          <table:table-cell office:value-type="float" office:value="10.0307" calcext:value-type="float">
            <text:p>10.0307</text:p>
          </table:table-cell>
          <table:table-cell office:value-type="float" office:value="300.544" calcext:value-type="float">
            <text:p>300.544</text:p>
          </table:table-cell>
          <table:table-cell table:formula="of:=ROUND([.H7]/3600;5)" office:value-type="float" office:value="0.08348" calcext:value-type="float">
            <text:p>0.08348</text:p>
          </table:table-cell>
          <table:table-cell office:value-type="float" office:value="0.04071" calcext:value-type="float">
            <text:p>0.04071</text:p>
          </table:table-cell>
          <table:table-cell table:formula="of:=ROUND(1/ [.J7];2)" office:value-type="float" office:value="24.56" calcext:value-type="float">
            <text:p>24.56</text:p>
          </table:table-cell>
          <table:table-cell table:formula="of:= ROUND([.E7]/[.J7];0)" office:value-type="float" office:value="737" calcext:value-type="float">
            <text:p>737</text:p>
          </table:table-cell>
          <table:table-cell table:formula="of:=ROUND([.H7]/[.L7];10)" office:value-type="float" office:value="0.4077937585" calcext:value-type="float">
            <text:p>0.4077937585</text:p>
          </table:table-cell>
          <table:table-cell table:formula="of:=ROUND([.I7]/[.L7];10)" office:value-type="float" office:value="0.00011327" calcext:value-type="float">
            <text:p>0.00011327</text:p>
          </table:table-cell>
          <table:table-cell table:formula="of:=ROUND(([.I7]/[.L7])*1000;4)" office:value-type="float" office:value="0.1133" calcext:value-type="float">
            <text:p>0.11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n_60s_webcam#1.csv</text:p>
          </table:table-cell>
          <table:covered-table-cell table:style-name="ce5"/>
          <table:covered-table-cell/>
          <table:covered-table-cell office:value-type="string" calcext:value-type="string">
            <text:p>Jetson Nano (GPU)</text:p>
          </table:covered-table-cell>
          <table:table-cell office:value-type="float" office:value="60" calcext:value-type="float">
            <text:p>60</text:p>
          </table:table-cell>
          <table:covered-table-cell office:value-type="string" calcext:value-type="string">
            <text:p>HIGH (10W )</text:p>
          </table:covered-table-cell>
          <table:table-cell office:value-type="float" office:value="10.0285" calcext:value-type="float">
            <text:p>10.0285</text:p>
          </table:table-cell>
          <table:table-cell office:value-type="float" office:value="600.629" calcext:value-type="float">
            <text:p>600.629</text:p>
          </table:table-cell>
          <table:table-cell table:formula="of:=ROUND([.H8]/3600;5)" office:value-type="float" office:value="0.16684" calcext:value-type="float">
            <text:p>0.16684</text:p>
          </table:table-cell>
          <table:table-cell office:value-type="float" office:value="0.04071" calcext:value-type="float">
            <text:p>0.04071</text:p>
          </table:table-cell>
          <table:table-cell table:formula="of:=ROUND(1/ [.J8];2)" office:value-type="float" office:value="24.56" calcext:value-type="float">
            <text:p>24.56</text:p>
          </table:table-cell>
          <table:table-cell table:formula="of:= ROUND([.E8]/[.J8];0)" office:value-type="float" office:value="1474" calcext:value-type="float">
            <text:p>1474</text:p>
          </table:table-cell>
          <table:table-cell table:formula="of:=ROUND([.H8]/[.L8];10)" office:value-type="float" office:value="0.4074823609" calcext:value-type="float">
            <text:p>0.4074823609</text:p>
          </table:table-cell>
          <table:table-cell table:formula="of:=ROUND([.I8]/[.L8];10)" office:value-type="float" office:value="0.0001131886" calcext:value-type="float">
            <text:p>0.0001131886</text:p>
          </table:table-cell>
          <table:table-cell table:formula="of:=ROUND(([.I8]/[.L8])*1000;4)" office:value-type="float" office:value="0.1132" calcext:value-type="float">
            <text:p>0.113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n_10s_lp_webcam#1.csv</text:p>
          </table:table-cell>
          <table:covered-table-cell table:style-name="ce5"/>
          <table:covered-table-cell table:number-columns-repeated="2"/>
          <table:table-cell office:value-type="float" office:value="10" calcext:value-type="float">
            <text:p>10</text:p>
          </table:table-cell>
          <table:table-cell table:style-name="ce7" office:value-type="string" calcext:value-type="string" table:number-columns-spanned="1" table:number-rows-spanned="4">
            <text:p>LOW ( 5W )</text:p>
          </table:table-cell>
          <table:table-cell office:value-type="float" office:value="6.65789" calcext:value-type="float">
            <text:p>6.65789</text:p>
          </table:table-cell>
          <table:table-cell office:value-type="float" office:value="66.4592" calcext:value-type="float">
            <text:p>66.4592</text:p>
          </table:table-cell>
          <table:table-cell table:formula="of:=ROUND([.H9]/3600;5)" office:value-type="float" office:value="0.01846" calcext:value-type="float">
            <text:p>0.01846</text:p>
          </table:table-cell>
          <table:table-cell office:value-type="float" office:value="0.06655" calcext:value-type="float">
            <text:p>0.06655</text:p>
          </table:table-cell>
          <table:table-cell table:formula="of:=ROUND(1/ [.J9];2)" office:value-type="float" office:value="15.03" calcext:value-type="float">
            <text:p>15.03</text:p>
          </table:table-cell>
          <table:table-cell table:formula="of:= ROUND([.E9]/[.J9];0)" office:value-type="float" office:value="150" calcext:value-type="float">
            <text:p>150</text:p>
          </table:table-cell>
          <table:table-cell table:formula="of:=ROUND([.H9]/[.L9];10)" office:value-type="float" office:value="0.4430613333" calcext:value-type="float">
            <text:p>0.4430613333</text:p>
          </table:table-cell>
          <table:table-cell table:formula="of:=ROUND([.I9]/[.L9];10)" office:value-type="float" office:value="0.0001230667" calcext:value-type="float">
            <text:p>0.0001230667</text:p>
          </table:table-cell>
          <table:table-cell table:formula="of:=ROUND(([.I9]/[.L9])*1000;4)" office:value-type="float" office:value="0.1231" calcext:value-type="float">
            <text:p>0.123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n_10s_lp_webcam#2.csv</text:p>
          </table:table-cell>
          <table:covered-table-cell table:style-name="ce5"/>
          <table:covered-table-cell table:number-columns-repeated="2"/>
          <table:table-cell office:value-type="float" office:value="10" calcext:value-type="float">
            <text:p>10</text:p>
          </table:table-cell>
          <table:covered-table-cell/>
          <table:table-cell office:value-type="float" office:value="6.79187" calcext:value-type="float">
            <text:p>6.79187</text:p>
          </table:table-cell>
          <table:table-cell office:value-type="float" office:value="67.8617" calcext:value-type="float">
            <text:p>67.8617</text:p>
          </table:table-cell>
          <table:table-cell table:formula="of:=ROUND([.H10]/3600;5)" office:value-type="float" office:value="0.01885" calcext:value-type="float">
            <text:p>0.01885</text:p>
          </table:table-cell>
          <table:table-cell office:value-type="float" office:value="0.06655" calcext:value-type="float">
            <text:p>0.06655</text:p>
          </table:table-cell>
          <table:table-cell table:formula="of:=ROUND(1/ [.J10];2)" office:value-type="float" office:value="15.03" calcext:value-type="float">
            <text:p>15.03</text:p>
          </table:table-cell>
          <table:table-cell table:formula="of:= ROUND([.E10]/[.J10];0)" office:value-type="float" office:value="150" calcext:value-type="float">
            <text:p>150</text:p>
          </table:table-cell>
          <table:table-cell table:formula="of:=ROUND([.H10]/[.L10];10)" office:value-type="float" office:value="0.4524113333" calcext:value-type="float">
            <text:p>0.4524113333</text:p>
          </table:table-cell>
          <table:table-cell table:formula="of:=ROUND([.I10]/[.L10];10)" office:value-type="float" office:value="0.0001256667" calcext:value-type="float">
            <text:p>0.0001256667</text:p>
          </table:table-cell>
          <table:table-cell table:formula="of:=ROUND(([.I10]/[.L10])*1000;4)" office:value-type="float" office:value="0.1257" calcext:value-type="float">
            <text:p>0.125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n_30s_lp_webcam#1.csv</text:p>
          </table:table-cell>
          <table:covered-table-cell table:style-name="ce5"/>
          <table:covered-table-cell table:number-columns-repeated="2"/>
          <table:table-cell office:value-type="float" office:value="30" calcext:value-type="float">
            <text:p>30</text:p>
          </table:table-cell>
          <table:covered-table-cell/>
          <table:table-cell office:value-type="float" office:value="6.68696" calcext:value-type="float">
            <text:p>6.68696</text:p>
          </table:table-cell>
          <table:table-cell office:value-type="float" office:value="200.289" calcext:value-type="float">
            <text:p>200.289</text:p>
          </table:table-cell>
          <table:table-cell table:formula="of:=ROUND([.H11]/3600;5)" office:value-type="float" office:value="0.05564" calcext:value-type="float">
            <text:p>0.05564</text:p>
          </table:table-cell>
          <table:table-cell office:value-type="float" office:value="0.06655" calcext:value-type="float">
            <text:p>0.06655</text:p>
          </table:table-cell>
          <table:table-cell table:formula="of:=ROUND(1/ [.J11];2)" office:value-type="float" office:value="15.03" calcext:value-type="float">
            <text:p>15.03</text:p>
          </table:table-cell>
          <table:table-cell table:formula="of:= ROUND([.E11]/[.J11];0)" office:value-type="float" office:value="451" calcext:value-type="float">
            <text:p>451</text:p>
          </table:table-cell>
          <table:table-cell table:formula="of:=ROUND([.H11]/[.L11];10)" office:value-type="float" office:value="0.4440997783" calcext:value-type="float">
            <text:p>0.4440997783</text:p>
          </table:table-cell>
          <table:table-cell table:formula="of:=ROUND([.I11]/[.L11];10)" office:value-type="float" office:value="0.0001233703" calcext:value-type="float">
            <text:p>0.0001233703</text:p>
          </table:table-cell>
          <table:table-cell table:formula="of:=ROUND(([.I11]/[.L11])*1000;4)" office:value-type="float" office:value="0.1234" calcext:value-type="float">
            <text:p>0.123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n_60s_lp_webcam#1.csv</text:p>
          </table:table-cell>
          <table:covered-table-cell table:style-name="ce5"/>
          <table:covered-table-cell table:number-columns-repeated="2"/>
          <table:table-cell office:value-type="float" office:value="60" calcext:value-type="float">
            <text:p>60</text:p>
          </table:table-cell>
          <table:covered-table-cell/>
          <table:table-cell office:value-type="float" office:value="6.72974" calcext:value-type="float">
            <text:p>6.72974</text:p>
          </table:table-cell>
          <table:table-cell office:value-type="float" office:value="403.183" calcext:value-type="float">
            <text:p>403.183</text:p>
          </table:table-cell>
          <table:table-cell table:formula="of:=ROUND([.H12]/3600;5)" office:value-type="float" office:value="0.112" calcext:value-type="float">
            <text:p>0.112</text:p>
          </table:table-cell>
          <table:table-cell office:value-type="float" office:value="0.06655" calcext:value-type="float">
            <text:p>0.06655</text:p>
          </table:table-cell>
          <table:table-cell table:formula="of:=ROUND(1/ [.J12];2)" office:value-type="float" office:value="15.03" calcext:value-type="float">
            <text:p>15.03</text:p>
          </table:table-cell>
          <table:table-cell table:formula="of:= ROUND([.E12]/[.J12];0)" office:value-type="float" office:value="902" calcext:value-type="float">
            <text:p>902</text:p>
          </table:table-cell>
          <table:table-cell table:formula="of:=ROUND([.H12]/[.L12];10)" office:value-type="float" office:value="0.4469878049" calcext:value-type="float">
            <text:p>0.4469878049</text:p>
          </table:table-cell>
          <table:table-cell table:formula="of:=ROUND([.I12]/[.L12];10)" office:value-type="float" office:value="0.0001241685" calcext:value-type="float">
            <text:p>0.0001241685</text:p>
          </table:table-cell>
          <table:table-cell table:formula="of:=ROUND(([.I12]/[.L12])*1000;4)" office:value-type="float" office:value="0.1242" calcext:value-type="float">
            <text:p>0.1242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yolov5n_30s_cpu_webcam#1.csv</text:p>
          </table:table-cell>
          <table:covered-table-cell table:style-name="ce6"/>
          <table:covered-table-cell table:style-name="ce3"/>
          <table:table-cell table:style-name="ce10" office:value-type="string" calcext:value-type="string" table:number-columns-spanned="1" table:number-rows-spanned="2">
            <text:p>Jetson Nano (CPU)</text:p>
          </table:table-cell>
          <table:table-cell table:style-name="ce3" office:value-type="float" office:value="30" calcext:value-type="float">
            <text:p>30</text:p>
          </table:table-cell>
          <table:table-cell table:style-name="ce12" office:value-type="string" calcext:value-type="string" table:number-columns-spanned="1" table:number-rows-spanned="2">
            <text:p>HIGH (10W )</text:p>
          </table:table-cell>
          <table:table-cell table:style-name="ce3" office:value-type="float" office:value="5.75878" calcext:value-type="float">
            <text:p>5.75878</text:p>
          </table:table-cell>
          <table:table-cell table:style-name="ce3" office:value-type="float" office:value="172.778" calcext:value-type="float">
            <text:p>172.778</text:p>
          </table:table-cell>
          <table:table-cell table:style-name="ce3" table:formula="of:=ROUND([.H13]/3600;5)" office:value-type="float" office:value="0.04799" calcext:value-type="float">
            <text:p>0.04799</text:p>
          </table:table-cell>
          <table:table-cell table:style-name="ce3" office:value-type="float" office:value="2.30676" calcext:value-type="float">
            <text:p>2.30676</text:p>
          </table:table-cell>
          <table:table-cell table:style-name="ce3" table:formula="of:=ROUND(1/ [.J13];2)" office:value-type="float" office:value="0.43" calcext:value-type="float">
            <text:p>0.43</text:p>
          </table:table-cell>
          <table:table-cell table:style-name="ce3" table:formula="of:= ROUND([.E13]/[.J13];0)" office:value-type="float" office:value="13" calcext:value-type="float">
            <text:p>13</text:p>
          </table:table-cell>
          <table:table-cell table:style-name="ce3" table:formula="of:=ROUND([.H13]/[.L13];10)" office:value-type="float" office:value="13.2906153846" calcext:value-type="float">
            <text:p>13.2906153846</text:p>
          </table:table-cell>
          <table:table-cell table:style-name="ce3" table:formula="of:=ROUND([.I13]/[.L13];10)" office:value-type="float" office:value="0.0036915385" calcext:value-type="float">
            <text:p>0.0036915385</text:p>
          </table:table-cell>
          <table:table-cell table:style-name="ce3" table:formula="of:=ROUND(([.I13]/[.L13])*1000;4)" office:value-type="float" office:value="3.6915" calcext:value-type="float">
            <text:p>3.6915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yolov5n_30s_cpu_webcam#2.csv</text:p>
          </table:table-cell>
          <table:covered-table-cell table:style-name="ce6"/>
          <table:covered-table-cell table:style-name="ce3"/>
          <table:covered-table-cell table:style-name="ce11"/>
          <table:table-cell table:style-name="ce3" office:value-type="float" office:value="60" calcext:value-type="float">
            <text:p>60</text:p>
          </table:table-cell>
          <table:covered-table-cell table:style-name="ce3"/>
          <table:table-cell table:style-name="ce3" office:value-type="float" office:value="5.78019" calcext:value-type="float">
            <text:p>5.78019</text:p>
          </table:table-cell>
          <table:table-cell table:style-name="ce3" office:value-type="float" office:value="346.878" calcext:value-type="float">
            <text:p>346.878</text:p>
          </table:table-cell>
          <table:table-cell table:style-name="ce3" table:formula="of:=ROUND([.H14]/3600;5)" office:value-type="float" office:value="0.09636" calcext:value-type="float">
            <text:p>0.09636</text:p>
          </table:table-cell>
          <table:table-cell table:style-name="ce3" office:value-type="float" office:value="2.30676" calcext:value-type="float">
            <text:p>2.30676</text:p>
          </table:table-cell>
          <table:table-cell table:style-name="ce3" table:formula="of:=ROUND(1/ [.J14];2)" office:value-type="float" office:value="0.43" calcext:value-type="float">
            <text:p>0.43</text:p>
          </table:table-cell>
          <table:table-cell table:style-name="ce3" table:formula="of:= ROUND([.E14]/[.J14];0)" office:value-type="float" office:value="26" calcext:value-type="float">
            <text:p>26</text:p>
          </table:table-cell>
          <table:table-cell table:style-name="ce3" table:formula="of:=ROUND([.H14]/[.L14];10)" office:value-type="float" office:value="13.3414615385" calcext:value-type="float">
            <text:p>13.3414615385</text:p>
          </table:table-cell>
          <table:table-cell table:style-name="ce3" table:formula="of:=ROUND([.I14]/[.L14];10)" office:value-type="float" office:value="0.0037061538" calcext:value-type="float">
            <text:p>0.0037061538</text:p>
          </table:table-cell>
          <table:table-cell table:style-name="ce3" table:formula="of:=ROUND(([.I14]/[.L14])*1000;4)" office:value-type="float" office:value="3.7062" calcext:value-type="float">
            <text:p>3.706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s_10s_webcam#1.csv</text:p>
          </table:table-cell>
          <table:table-cell table:style-name="ce7" office:value-type="string" calcext:value-type="string" table:number-columns-spanned="1" table:number-rows-spanned="7">
            <text:p>YOLOv5s</text:p>
          </table:table-cell>
          <table:table-cell table:style-name="ce7" office:value-type="string" calcext:value-type="string" table:number-columns-spanned="1" table:number-rows-spanned="7">
            <text:p><text:span text:style-name="T1">Webcam</text:span></text:p>
            <text:p><text:span text:style-name="T1">(640 x 480)</text:span></text:p>
          </table:table-cell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1596" calcext:value-type="float">
            <text:p>10.1596</text:p>
          </table:table-cell>
          <table:table-cell office:value-type="float" office:value="101.6" calcext:value-type="float">
            <text:p>101.6</text:p>
          </table:table-cell>
          <table:table-cell table:formula="of:=ROUND([.H15]/3600;5)" office:value-type="float" office:value="0.02822" calcext:value-type="float">
            <text:p>0.02822</text:p>
          </table:table-cell>
          <table:table-cell office:value-type="float" office:value="0.04733" calcext:value-type="float">
            <text:p>0.04733</text:p>
          </table:table-cell>
          <table:table-cell table:formula="of:=ROUND(1/ [.J15];2)" office:value-type="float" office:value="21.13" calcext:value-type="float">
            <text:p>21.13</text:p>
          </table:table-cell>
          <table:table-cell table:formula="of:= ROUND([.E15]/[.J15];0)" office:value-type="float" office:value="211" calcext:value-type="float">
            <text:p>211</text:p>
          </table:table-cell>
          <table:table-cell table:formula="of:=ROUND([.H15]/[.L15];10)" office:value-type="float" office:value="0.4815165877" calcext:value-type="float">
            <text:p>0.4815165877</text:p>
          </table:table-cell>
          <table:table-cell table:formula="of:=ROUND([.I15]/[.L15];10)" office:value-type="float" office:value="0.0001337441" calcext:value-type="float">
            <text:p>0.0001337441</text:p>
          </table:table-cell>
          <table:table-cell table:formula="of:=ROUND(([.I15]/[.L15])*1000;4)" office:value-type="float" office:value="0.1337" calcext:value-type="float">
            <text:p>0.133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s_10s_webcam#2.csv</text:p>
          </table:table-cell>
          <table:covered-table-cell/>
          <table:covered-table-cell office:value-type="string" calcext:value-type="string">
            <text:p>(640 x 480)</text:p>
          </table:covered-table-cell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2541" calcext:value-type="float">
            <text:p>10.2541</text:p>
          </table:table-cell>
          <table:table-cell office:value-type="float" office:value="102.496" calcext:value-type="float">
            <text:p>102.496</text:p>
          </table:table-cell>
          <table:table-cell table:formula="of:=ROUND([.H16]/3600;5)" office:value-type="float" office:value="0.02847" calcext:value-type="float">
            <text:p>0.02847</text:p>
          </table:table-cell>
          <table:table-cell office:value-type="float" office:value="0.04733" calcext:value-type="float">
            <text:p>0.04733</text:p>
          </table:table-cell>
          <table:table-cell table:formula="of:=ROUND(1/ [.J16];2)" office:value-type="float" office:value="21.13" calcext:value-type="float">
            <text:p>21.13</text:p>
          </table:table-cell>
          <table:table-cell table:formula="of:= ROUND([.E16]/[.J16];0)" office:value-type="float" office:value="211" calcext:value-type="float">
            <text:p>211</text:p>
          </table:table-cell>
          <table:table-cell table:formula="of:=ROUND([.H16]/[.L16];10)" office:value-type="float" office:value="0.4857630332" calcext:value-type="float">
            <text:p>0.4857630332</text:p>
          </table:table-cell>
          <table:table-cell table:formula="of:=ROUND([.I16]/[.L16];10)" office:value-type="float" office:value="0.0001349289" calcext:value-type="float">
            <text:p>0.0001349289</text:p>
          </table:table-cell>
          <table:table-cell table:formula="of:=ROUND(([.I16]/[.L16])*1000;4)" office:value-type="float" office:value="0.1349" calcext:value-type="float">
            <text:p>0.134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s_10s_webcam#3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4309" calcext:value-type="float">
            <text:p>10.4309</text:p>
          </table:table-cell>
          <table:table-cell office:value-type="float" office:value="104.23" calcext:value-type="float">
            <text:p>104.23</text:p>
          </table:table-cell>
          <table:table-cell table:formula="of:=ROUND([.H17]/3600;5)" office:value-type="float" office:value="0.02895" calcext:value-type="float">
            <text:p>0.02895</text:p>
          </table:table-cell>
          <table:table-cell office:value-type="float" office:value="0.04733" calcext:value-type="float">
            <text:p>0.04733</text:p>
          </table:table-cell>
          <table:table-cell table:formula="of:=ROUND(1/ [.J17];2)" office:value-type="float" office:value="21.13" calcext:value-type="float">
            <text:p>21.13</text:p>
          </table:table-cell>
          <table:table-cell table:formula="of:= ROUND([.E17]/[.J17];0)" office:value-type="float" office:value="211" calcext:value-type="float">
            <text:p>211</text:p>
          </table:table-cell>
          <table:table-cell table:formula="of:=ROUND([.H17]/[.L17];10)" office:value-type="float" office:value="0.4939810427" calcext:value-type="float">
            <text:p>0.4939810427</text:p>
          </table:table-cell>
          <table:table-cell table:formula="of:=ROUND([.I17]/[.L17];10)" office:value-type="float" office:value="0.0001372038" calcext:value-type="float">
            <text:p>0.0001372038</text:p>
          </table:table-cell>
          <table:table-cell table:formula="of:=ROUND(([.I17]/[.L17])*1000;4)" office:value-type="float" office:value="0.1372" calcext:value-type="float">
            <text:p>0.137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s_10s_webcam_no_objects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6257" calcext:value-type="float">
            <text:p>10.6257</text:p>
          </table:table-cell>
          <table:table-cell office:value-type="float" office:value="106.232" calcext:value-type="float">
            <text:p>106.232</text:p>
          </table:table-cell>
          <table:table-cell table:formula="of:=ROUND([.H18]/3600;5)" office:value-type="float" office:value="0.02951" calcext:value-type="float">
            <text:p>0.02951</text:p>
          </table:table-cell>
          <table:table-cell office:value-type="float" office:value="0.04733" calcext:value-type="float">
            <text:p>0.04733</text:p>
          </table:table-cell>
          <table:table-cell table:formula="of:=ROUND(1/ [.J18];2)" office:value-type="float" office:value="21.13" calcext:value-type="float">
            <text:p>21.13</text:p>
          </table:table-cell>
          <table:table-cell table:formula="of:= ROUND([.E18]/[.J18];0)" office:value-type="float" office:value="211" calcext:value-type="float">
            <text:p>211</text:p>
          </table:table-cell>
          <table:table-cell table:formula="of:=ROUND([.H18]/[.L18];10)" office:value-type="float" office:value="0.5034691943" calcext:value-type="float">
            <text:p>0.5034691943</text:p>
          </table:table-cell>
          <table:table-cell table:formula="of:=ROUND([.I18]/[.L18];10)" office:value-type="float" office:value="0.0001398578" calcext:value-type="float">
            <text:p>0.0001398578</text:p>
          </table:table-cell>
          <table:table-cell table:formula="of:=ROUND(([.I18]/[.L18])*1000;4)" office:value-type="float" office:value="0.1399" calcext:value-type="float">
            <text:p>0.139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s_10s_webcam_no_objects#2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7299" calcext:value-type="float">
            <text:p>10.7299</text:p>
          </table:table-cell>
          <table:table-cell office:value-type="float" office:value="107.226" calcext:value-type="float">
            <text:p>107.226</text:p>
          </table:table-cell>
          <table:table-cell table:formula="of:=ROUND([.H19]/3600;5)" office:value-type="float" office:value="0.02979" calcext:value-type="float">
            <text:p>0.02979</text:p>
          </table:table-cell>
          <table:table-cell office:value-type="float" office:value="0.04733" calcext:value-type="float">
            <text:p>0.04733</text:p>
          </table:table-cell>
          <table:table-cell table:formula="of:=ROUND(1/ [.J19];2)" office:value-type="float" office:value="21.13" calcext:value-type="float">
            <text:p>21.13</text:p>
          </table:table-cell>
          <table:table-cell table:formula="of:= ROUND([.E19]/[.J19];0)" office:value-type="float" office:value="211" calcext:value-type="float">
            <text:p>211</text:p>
          </table:table-cell>
          <table:table-cell table:formula="of:=ROUND([.H19]/[.L19];10)" office:value-type="float" office:value="0.5081800948" calcext:value-type="float">
            <text:p>0.5081800948</text:p>
          </table:table-cell>
          <table:table-cell table:formula="of:=ROUND([.I19]/[.L19];10)" office:value-type="float" office:value="0.0001411848" calcext:value-type="float">
            <text:p>0.0001411848</text:p>
          </table:table-cell>
          <table:table-cell table:formula="of:=ROUND(([.I19]/[.L19])*1000;4)" office:value-type="float" office:value="0.1412" calcext:value-type="float">
            <text:p>0.141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s_30s_webcam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GH (10W )</text:p>
          </table:table-cell>
          <table:table-cell office:value-type="float" office:value="10.7738" calcext:value-type="float">
            <text:p>10.7738</text:p>
          </table:table-cell>
          <table:table-cell office:value-type="float" office:value="323.151" calcext:value-type="float">
            <text:p>323.151</text:p>
          </table:table-cell>
          <table:table-cell table:formula="of:=ROUND([.H20]/3600;5)" office:value-type="float" office:value="0.08976" calcext:value-type="float">
            <text:p>0.08976</text:p>
          </table:table-cell>
          <table:table-cell office:value-type="float" office:value="0.04733" calcext:value-type="float">
            <text:p>0.04733</text:p>
          </table:table-cell>
          <table:table-cell table:formula="of:=ROUND(1/ [.J20];2)" office:value-type="float" office:value="21.13" calcext:value-type="float">
            <text:p>21.13</text:p>
          </table:table-cell>
          <table:table-cell table:formula="of:= ROUND([.E20]/[.J20];0)" office:value-type="float" office:value="634" calcext:value-type="float">
            <text:p>634</text:p>
          </table:table-cell>
          <table:table-cell table:formula="of:=ROUND([.H20]/[.L20];10)" office:value-type="float" office:value="0.5097018927" calcext:value-type="float">
            <text:p>0.5097018927</text:p>
          </table:table-cell>
          <table:table-cell table:formula="of:=ROUND([.I20]/[.L20];10)" office:value-type="float" office:value="0.0001415773" calcext:value-type="float">
            <text:p>0.0001415773</text:p>
          </table:table-cell>
          <table:table-cell table:formula="of:=ROUND(([.I20]/[.L20])*1000;4)" office:value-type="float" office:value="0.1416" calcext:value-type="float">
            <text:p>0.141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s_60s_webcam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 (10W )</text:p>
          </table:table-cell>
          <table:table-cell office:value-type="float" office:value="10.7713" calcext:value-type="float">
            <text:p>10.7713</text:p>
          </table:table-cell>
          <table:table-cell office:value-type="float" office:value="646.157" calcext:value-type="float">
            <text:p>646.157</text:p>
          </table:table-cell>
          <table:table-cell table:formula="of:=ROUND([.H21]/3600;5)" office:value-type="float" office:value="0.17949" calcext:value-type="float">
            <text:p>0.17949</text:p>
          </table:table-cell>
          <table:table-cell office:value-type="float" office:value="0.04733" calcext:value-type="float">
            <text:p>0.04733</text:p>
          </table:table-cell>
          <table:table-cell table:formula="of:=ROUND(1/ [.J21];2)" office:value-type="float" office:value="21.13" calcext:value-type="float">
            <text:p>21.13</text:p>
          </table:table-cell>
          <table:table-cell table:formula="of:= ROUND([.E21]/[.J21];0)" office:value-type="float" office:value="1268" calcext:value-type="float">
            <text:p>1268</text:p>
          </table:table-cell>
          <table:table-cell table:formula="of:=ROUND([.H21]/[.L21];10)" office:value-type="float" office:value="0.5095875394" calcext:value-type="float">
            <text:p>0.5095875394</text:p>
          </table:table-cell>
          <table:table-cell table:formula="of:=ROUND([.I21]/[.L21];10)" office:value-type="float" office:value="0.0001415536" calcext:value-type="float">
            <text:p>0.0001415536</text:p>
          </table:table-cell>
          <table:table-cell table:formula="of:=ROUND(([.I21]/[.L21])*1000;4)" office:value-type="float" office:value="0.1416" calcext:value-type="float">
            <text:p>0.141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m_10s_webcam#1.csv</text:p>
          </table:table-cell>
          <table:table-cell table:style-name="ce7" office:value-type="string" calcext:value-type="string" table:number-columns-spanned="1" table:number-rows-spanned="7">
            <text:p>YOLOv5m</text:p>
          </table:table-cell>
          <table:table-cell table:style-name="ce7" office:value-type="string" calcext:value-type="string" table:number-columns-spanned="1" table:number-rows-spanned="7">
            <text:p><text:span text:style-name="T1">Webcam</text:span></text:p>
            <text:p><text:span text:style-name="T1">(640 x 480)</text:span></text:p>
          </table:table-cell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9054" calcext:value-type="float">
            <text:p>10.9054</text:p>
          </table:table-cell>
          <table:table-cell office:value-type="float" office:value="109.041" calcext:value-type="float">
            <text:p>109.041</text:p>
          </table:table-cell>
          <table:table-cell table:formula="of:=ROUND([.H22]/3600;5)" office:value-type="float" office:value="0.03029" calcext:value-type="float">
            <text:p>0.03029</text:p>
          </table:table-cell>
          <table:table-cell office:value-type="float" office:value="0.0618" calcext:value-type="float">
            <text:p>0.0618</text:p>
          </table:table-cell>
          <table:table-cell table:formula="of:=ROUND(1/ [.J22];2)" office:value-type="float" office:value="16.18" calcext:value-type="float">
            <text:p>16.18</text:p>
          </table:table-cell>
          <table:table-cell table:formula="of:= ROUND([.E22]/[.J22];0)" office:value-type="float" office:value="162" calcext:value-type="float">
            <text:p>162</text:p>
          </table:table-cell>
          <table:table-cell table:formula="of:=ROUND([.H22]/[.L22];10)" office:value-type="float" office:value="0.6730925926" calcext:value-type="float">
            <text:p>0.6730925926</text:p>
          </table:table-cell>
          <table:table-cell table:formula="of:=ROUND([.I22]/[.L22];10)" office:value-type="float" office:value="0.0001869753" calcext:value-type="float">
            <text:p>0.0001869753</text:p>
          </table:table-cell>
          <table:table-cell table:formula="of:=ROUND(([.I22]/[.L22])*1000;4)" office:value-type="float" office:value="0.187" calcext:value-type="float">
            <text:p>0.18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m_10s_webcam#2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9814" calcext:value-type="float">
            <text:p>10.9814</text:p>
          </table:table-cell>
          <table:table-cell office:value-type="float" office:value="109.784" calcext:value-type="float">
            <text:p>109.784</text:p>
          </table:table-cell>
          <table:table-cell table:formula="of:=ROUND([.H23]/3600;5)" office:value-type="float" office:value="0.0305" calcext:value-type="float">
            <text:p>0.0305</text:p>
          </table:table-cell>
          <table:table-cell office:value-type="float" office:value="0.0618" calcext:value-type="float">
            <text:p>0.0618</text:p>
          </table:table-cell>
          <table:table-cell table:formula="of:=ROUND(1/ [.J23];2)" office:value-type="float" office:value="16.18" calcext:value-type="float">
            <text:p>16.18</text:p>
          </table:table-cell>
          <table:table-cell table:formula="of:= ROUND([.E23]/[.J23];0)" office:value-type="float" office:value="162" calcext:value-type="float">
            <text:p>162</text:p>
          </table:table-cell>
          <table:table-cell table:formula="of:=ROUND([.H23]/[.L23];10)" office:value-type="float" office:value="0.6776790123" calcext:value-type="float">
            <text:p>0.6776790123</text:p>
          </table:table-cell>
          <table:table-cell table:formula="of:=ROUND([.I23]/[.L23];10)" office:value-type="float" office:value="0.0001882716" calcext:value-type="float">
            <text:p>0.0001882716</text:p>
          </table:table-cell>
          <table:table-cell table:formula="of:=ROUND(([.I23]/[.L23])*1000;4)" office:value-type="float" office:value="0.1883" calcext:value-type="float">
            <text:p>0.188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m_10s_webcam#3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9767" calcext:value-type="float">
            <text:p>10.9767</text:p>
          </table:table-cell>
          <table:table-cell office:value-type="float" office:value="109.761" calcext:value-type="float">
            <text:p>109.761</text:p>
          </table:table-cell>
          <table:table-cell table:formula="of:=ROUND([.H24]/3600;5)" office:value-type="float" office:value="0.03049" calcext:value-type="float">
            <text:p>0.03049</text:p>
          </table:table-cell>
          <table:table-cell office:value-type="float" office:value="0.0618" calcext:value-type="float">
            <text:p>0.0618</text:p>
          </table:table-cell>
          <table:table-cell table:formula="of:=ROUND(1/ [.J24];2)" office:value-type="float" office:value="16.18" calcext:value-type="float">
            <text:p>16.18</text:p>
          </table:table-cell>
          <table:table-cell table:formula="of:= ROUND([.E24]/[.J24];0)" office:value-type="float" office:value="162" calcext:value-type="float">
            <text:p>162</text:p>
          </table:table-cell>
          <table:table-cell table:formula="of:=ROUND([.H24]/[.L24];10)" office:value-type="float" office:value="0.677537037" calcext:value-type="float">
            <text:p>0.677537037</text:p>
          </table:table-cell>
          <table:table-cell table:formula="of:=ROUND([.I24]/[.L24];10)" office:value-type="float" office:value="0.0001882099" calcext:value-type="float">
            <text:p>0.0001882099</text:p>
          </table:table-cell>
          <table:table-cell table:formula="of:=ROUND(([.I24]/[.L24])*1000;4)" office:value-type="float" office:value="0.1882" calcext:value-type="float">
            <text:p>0.188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m_10s_webcam_no_objects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1.2067" calcext:value-type="float">
            <text:p>11.2067</text:p>
          </table:table-cell>
          <table:table-cell office:value-type="float" office:value="112.043" calcext:value-type="float">
            <text:p>112.043</text:p>
          </table:table-cell>
          <table:table-cell table:formula="of:=ROUND([.H25]/3600;5)" office:value-type="float" office:value="0.03112" calcext:value-type="float">
            <text:p>0.03112</text:p>
          </table:table-cell>
          <table:table-cell office:value-type="float" office:value="0.0618" calcext:value-type="float">
            <text:p>0.0618</text:p>
          </table:table-cell>
          <table:table-cell table:formula="of:=ROUND(1/ [.J25];2)" office:value-type="float" office:value="16.18" calcext:value-type="float">
            <text:p>16.18</text:p>
          </table:table-cell>
          <table:table-cell table:formula="of:= ROUND([.E25]/[.J25];0)" office:value-type="float" office:value="162" calcext:value-type="float">
            <text:p>162</text:p>
          </table:table-cell>
          <table:table-cell table:formula="of:=ROUND([.H25]/[.L25];10)" office:value-type="float" office:value="0.6916234568" calcext:value-type="float">
            <text:p>0.6916234568</text:p>
          </table:table-cell>
          <table:table-cell table:formula="of:=ROUND([.I25]/[.L25];10)" office:value-type="float" office:value="0.0001920988" calcext:value-type="float">
            <text:p>0.0001920988</text:p>
          </table:table-cell>
          <table:table-cell table:formula="of:=ROUND(([.I25]/[.L25])*1000;4)" office:value-type="float" office:value="0.1921" calcext:value-type="float">
            <text:p>0.192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m_10s_webcam_no_objects#2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7498" calcext:value-type="float">
            <text:p>10.7498</text:p>
          </table:table-cell>
          <table:table-cell office:value-type="float" office:value="107.491" calcext:value-type="float">
            <text:p>107.491</text:p>
          </table:table-cell>
          <table:table-cell table:formula="of:=ROUND([.H26]/3600;5)" office:value-type="float" office:value="0.02986" calcext:value-type="float">
            <text:p>0.02986</text:p>
          </table:table-cell>
          <table:table-cell office:value-type="float" office:value="0.0618" calcext:value-type="float">
            <text:p>0.0618</text:p>
          </table:table-cell>
          <table:table-cell table:formula="of:=ROUND(1/ [.J26];2)" office:value-type="float" office:value="16.18" calcext:value-type="float">
            <text:p>16.18</text:p>
          </table:table-cell>
          <table:table-cell table:formula="of:= ROUND([.E26]/[.J26];0)" office:value-type="float" office:value="162" calcext:value-type="float">
            <text:p>162</text:p>
          </table:table-cell>
          <table:table-cell table:formula="of:=ROUND([.H26]/[.L26];10)" office:value-type="float" office:value="0.6635246914" calcext:value-type="float">
            <text:p>0.6635246914</text:p>
          </table:table-cell>
          <table:table-cell table:formula="of:=ROUND([.I26]/[.L26];10)" office:value-type="float" office:value="0.000184321" calcext:value-type="float">
            <text:p>0.000184321</text:p>
          </table:table-cell>
          <table:table-cell table:formula="of:=ROUND(([.I26]/[.L26])*1000;4)" office:value-type="float" office:value="0.1843" calcext:value-type="float">
            <text:p>0.184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m_30s_webcam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GH (10W )</text:p>
          </table:table-cell>
          <table:table-cell office:value-type="float" office:value="10.9004" calcext:value-type="float">
            <text:p>10.9004</text:p>
          </table:table-cell>
          <table:table-cell office:value-type="float" office:value="326.961" calcext:value-type="float">
            <text:p>326.961</text:p>
          </table:table-cell>
          <table:table-cell table:formula="of:=ROUND([.H27]/3600;5)" office:value-type="float" office:value="0.09082" calcext:value-type="float">
            <text:p>0.09082</text:p>
          </table:table-cell>
          <table:table-cell office:value-type="float" office:value="0.0618" calcext:value-type="float">
            <text:p>0.0618</text:p>
          </table:table-cell>
          <table:table-cell table:formula="of:=ROUND(1/ [.J27];2)" office:value-type="float" office:value="16.18" calcext:value-type="float">
            <text:p>16.18</text:p>
          </table:table-cell>
          <table:table-cell table:formula="of:= ROUND([.E27]/[.J27];0)" office:value-type="float" office:value="485" calcext:value-type="float">
            <text:p>485</text:p>
          </table:table-cell>
          <table:table-cell table:formula="of:=ROUND([.H27]/[.L27];10)" office:value-type="float" office:value="0.6741463918" calcext:value-type="float">
            <text:p>0.6741463918</text:p>
          </table:table-cell>
          <table:table-cell table:formula="of:=ROUND([.I27]/[.L27];10)" office:value-type="float" office:value="0.0001872577" calcext:value-type="float">
            <text:p>0.0001872577</text:p>
          </table:table-cell>
          <table:table-cell table:formula="of:=ROUND(([.I27]/[.L27])*1000;4)" office:value-type="float" office:value="0.1873" calcext:value-type="float">
            <text:p>0.187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m_60s_webcam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 (10W )</text:p>
          </table:table-cell>
          <table:table-cell office:value-type="float" office:value="10.8001" calcext:value-type="float">
            <text:p>10.8001</text:p>
          </table:table-cell>
          <table:table-cell office:value-type="float" office:value="647.929" calcext:value-type="float">
            <text:p>647.929</text:p>
          </table:table-cell>
          <table:table-cell table:formula="of:=ROUND([.H28]/3600;5)" office:value-type="float" office:value="0.17998" calcext:value-type="float">
            <text:p>0.17998</text:p>
          </table:table-cell>
          <table:table-cell office:value-type="float" office:value="0.0618" calcext:value-type="float">
            <text:p>0.0618</text:p>
          </table:table-cell>
          <table:table-cell table:formula="of:=ROUND(1/ [.J28];2)" office:value-type="float" office:value="16.18" calcext:value-type="float">
            <text:p>16.18</text:p>
          </table:table-cell>
          <table:table-cell table:formula="of:= ROUND([.E28]/[.J28];0)" office:value-type="float" office:value="971" calcext:value-type="float">
            <text:p>971</text:p>
          </table:table-cell>
          <table:table-cell table:formula="of:=ROUND([.H28]/[.L28];10)" office:value-type="float" office:value="0.6672801236" calcext:value-type="float">
            <text:p>0.6672801236</text:p>
          </table:table-cell>
          <table:table-cell table:formula="of:=ROUND([.I28]/[.L28];10)" office:value-type="float" office:value="0.0001853553" calcext:value-type="float">
            <text:p>0.0001853553</text:p>
          </table:table-cell>
          <table:table-cell table:formula="of:=ROUND(([.I28]/[.L28])*1000;4)" office:value-type="float" office:value="0.1854" calcext:value-type="float">
            <text:p>0.185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l_10s_webcam#1.csv</text:p>
          </table:table-cell>
          <table:table-cell table:style-name="ce7" office:value-type="string" calcext:value-type="string" table:number-columns-spanned="1" table:number-rows-spanned="7">
            <text:p>YOLOv5l</text:p>
          </table:table-cell>
          <table:table-cell table:style-name="ce7" office:value-type="string" calcext:value-type="string" table:number-columns-spanned="1" table:number-rows-spanned="7">
            <text:p><text:span text:style-name="T1">Webcam</text:span></text:p>
            <text:p><text:span text:style-name="T1">(640 x 480)</text:span></text:p>
          </table:table-cell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9457" calcext:value-type="float">
            <text:p>10.9457</text:p>
          </table:table-cell>
          <table:table-cell office:value-type="float" office:value="109.455" calcext:value-type="float">
            <text:p>109.455</text:p>
          </table:table-cell>
          <table:table-cell table:formula="of:=ROUND([.H29]/3600;5)" office:value-type="float" office:value="0.0304" calcext:value-type="float">
            <text:p>0.0304</text:p>
          </table:table-cell>
          <table:table-cell office:value-type="float" office:value="0.07329" calcext:value-type="float">
            <text:p>0.07329</text:p>
          </table:table-cell>
          <table:table-cell table:formula="of:=ROUND(1/ [.J29];2)" office:value-type="float" office:value="13.64" calcext:value-type="float">
            <text:p>13.64</text:p>
          </table:table-cell>
          <table:table-cell table:formula="of:= ROUND([.E29]/[.J29];0)" office:value-type="float" office:value="136" calcext:value-type="float">
            <text:p>136</text:p>
          </table:table-cell>
          <table:table-cell table:formula="of:=ROUND([.H29]/[.L29];10)" office:value-type="float" office:value="0.8048161765" calcext:value-type="float">
            <text:p>0.8048161765</text:p>
          </table:table-cell>
          <table:table-cell table:formula="of:=ROUND([.I29]/[.L29];10)" office:value-type="float" office:value="0.0002235294" calcext:value-type="float">
            <text:p>0.0002235294</text:p>
          </table:table-cell>
          <table:table-cell table:formula="of:=ROUND(([.I29]/[.L29])*1000;4)" office:value-type="float" office:value="0.2235" calcext:value-type="float">
            <text:p>0.223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l_10s_webcam#2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9589" calcext:value-type="float">
            <text:p>10.9589</text:p>
          </table:table-cell>
          <table:table-cell office:value-type="float" office:value="109.557" calcext:value-type="float">
            <text:p>109.557</text:p>
          </table:table-cell>
          <table:table-cell table:formula="of:=ROUND([.H30]/3600;5)" office:value-type="float" office:value="0.03043" calcext:value-type="float">
            <text:p>0.03043</text:p>
          </table:table-cell>
          <table:table-cell office:value-type="float" office:value="0.07329" calcext:value-type="float">
            <text:p>0.07329</text:p>
          </table:table-cell>
          <table:table-cell table:formula="of:=ROUND(1/ [.J30];2)" office:value-type="float" office:value="13.64" calcext:value-type="float">
            <text:p>13.64</text:p>
          </table:table-cell>
          <table:table-cell table:formula="of:= ROUND([.E30]/[.J30];0)" office:value-type="float" office:value="136" calcext:value-type="float">
            <text:p>136</text:p>
          </table:table-cell>
          <table:table-cell table:formula="of:=ROUND([.H30]/[.L30];10)" office:value-type="float" office:value="0.8055661765" calcext:value-type="float">
            <text:p>0.8055661765</text:p>
          </table:table-cell>
          <table:table-cell table:formula="of:=ROUND([.I30]/[.L30];10)" office:value-type="float" office:value="0.00022375" calcext:value-type="float">
            <text:p>0.00022375</text:p>
          </table:table-cell>
          <table:table-cell table:formula="of:=ROUND(([.I30]/[.L30])*1000;4)" office:value-type="float" office:value="0.2238" calcext:value-type="float">
            <text:p>0.22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l_10s_webcam#3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9694" calcext:value-type="float">
            <text:p>10.9694</text:p>
          </table:table-cell>
          <table:table-cell office:value-type="float" office:value="109.678" calcext:value-type="float">
            <text:p>109.678</text:p>
          </table:table-cell>
          <table:table-cell table:formula="of:=ROUND([.H31]/3600;5)" office:value-type="float" office:value="0.03047" calcext:value-type="float">
            <text:p>0.03047</text:p>
          </table:table-cell>
          <table:table-cell office:value-type="float" office:value="0.07329" calcext:value-type="float">
            <text:p>0.07329</text:p>
          </table:table-cell>
          <table:table-cell table:formula="of:=ROUND(1/ [.J31];2)" office:value-type="float" office:value="13.64" calcext:value-type="float">
            <text:p>13.64</text:p>
          </table:table-cell>
          <table:table-cell table:formula="of:= ROUND([.E31]/[.J31];0)" office:value-type="float" office:value="136" calcext:value-type="float">
            <text:p>136</text:p>
          </table:table-cell>
          <table:table-cell table:formula="of:=ROUND([.H31]/[.L31];10)" office:value-type="float" office:value="0.8064558824" calcext:value-type="float">
            <text:p>0.8064558824</text:p>
          </table:table-cell>
          <table:table-cell table:formula="of:=ROUND([.I31]/[.L31];10)" office:value-type="float" office:value="0.0002240441" calcext:value-type="float">
            <text:p>0.0002240441</text:p>
          </table:table-cell>
          <table:table-cell table:formula="of:=ROUND(([.I31]/[.L31])*1000;4)" office:value-type="float" office:value="0.224" calcext:value-type="float">
            <text:p>0.22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l_10s_webcam_no_objects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9949" calcext:value-type="float">
            <text:p>10.9949</text:p>
          </table:table-cell>
          <table:table-cell office:value-type="float" office:value="109.947" calcext:value-type="float">
            <text:p>109.947</text:p>
          </table:table-cell>
          <table:table-cell table:formula="of:=ROUND([.H32]/3600;5)" office:value-type="float" office:value="0.03054" calcext:value-type="float">
            <text:p>0.03054</text:p>
          </table:table-cell>
          <table:table-cell office:value-type="float" office:value="0.07329" calcext:value-type="float">
            <text:p>0.07329</text:p>
          </table:table-cell>
          <table:table-cell table:formula="of:=ROUND(1/ [.J32];2)" office:value-type="float" office:value="13.64" calcext:value-type="float">
            <text:p>13.64</text:p>
          </table:table-cell>
          <table:table-cell table:formula="of:= ROUND([.E32]/[.J32];0)" office:value-type="float" office:value="136" calcext:value-type="float">
            <text:p>136</text:p>
          </table:table-cell>
          <table:table-cell table:formula="of:=ROUND([.H32]/[.L32];10)" office:value-type="float" office:value="0.8084338235" calcext:value-type="float">
            <text:p>0.8084338235</text:p>
          </table:table-cell>
          <table:table-cell table:formula="of:=ROUND([.I32]/[.L32];10)" office:value-type="float" office:value="0.0002245588" calcext:value-type="float">
            <text:p>0.0002245588</text:p>
          </table:table-cell>
          <table:table-cell table:formula="of:=ROUND(([.I32]/[.L32])*1000;4)" office:value-type="float" office:value="0.2246" calcext:value-type="float">
            <text:p>0.224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l_10s_webcam_no_objects#2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9749" calcext:value-type="float">
            <text:p>10.9749</text:p>
          </table:table-cell>
          <table:table-cell office:value-type="float" office:value="109.73" calcext:value-type="float">
            <text:p>109.73</text:p>
          </table:table-cell>
          <table:table-cell table:formula="of:=ROUND([.H33]/3600;5)" office:value-type="float" office:value="0.03048" calcext:value-type="float">
            <text:p>0.03048</text:p>
          </table:table-cell>
          <table:table-cell office:value-type="float" office:value="0.07329" calcext:value-type="float">
            <text:p>0.07329</text:p>
          </table:table-cell>
          <table:table-cell table:formula="of:=ROUND(1/ [.J33];2)" office:value-type="float" office:value="13.64" calcext:value-type="float">
            <text:p>13.64</text:p>
          </table:table-cell>
          <table:table-cell table:formula="of:= ROUND([.E33]/[.J33];0)" office:value-type="float" office:value="136" calcext:value-type="float">
            <text:p>136</text:p>
          </table:table-cell>
          <table:table-cell table:formula="of:=ROUND([.H33]/[.L33];10)" office:value-type="float" office:value="0.8068382353" calcext:value-type="float">
            <text:p>0.8068382353</text:p>
          </table:table-cell>
          <table:table-cell table:formula="of:=ROUND([.I33]/[.L33];10)" office:value-type="float" office:value="0.0002241176" calcext:value-type="float">
            <text:p>0.0002241176</text:p>
          </table:table-cell>
          <table:table-cell table:formula="of:=ROUND(([.I33]/[.L33])*1000;4)" office:value-type="float" office:value="0.2241" calcext:value-type="float">
            <text:p>0.224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l_30s_webcam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GH (10W )</text:p>
          </table:table-cell>
          <table:table-cell office:value-type="float" office:value="10.9207" calcext:value-type="float">
            <text:p>10.9207</text:p>
          </table:table-cell>
          <table:table-cell office:value-type="float" office:value="327.614" calcext:value-type="float">
            <text:p>327.614</text:p>
          </table:table-cell>
          <table:table-cell table:formula="of:=ROUND([.H34]/3600;5)" office:value-type="float" office:value="0.091" calcext:value-type="float">
            <text:p>0.091</text:p>
          </table:table-cell>
          <table:table-cell office:value-type="float" office:value="0.07329" calcext:value-type="float">
            <text:p>0.07329</text:p>
          </table:table-cell>
          <table:table-cell table:formula="of:=ROUND(1/ [.J34];2)" office:value-type="float" office:value="13.64" calcext:value-type="float">
            <text:p>13.64</text:p>
          </table:table-cell>
          <table:table-cell table:formula="of:= ROUND([.E34]/[.J34];0)" office:value-type="float" office:value="409" calcext:value-type="float">
            <text:p>409</text:p>
          </table:table-cell>
          <table:table-cell table:formula="of:=ROUND([.H34]/[.L34];10)" office:value-type="float" office:value="0.8010122249" calcext:value-type="float">
            <text:p>0.8010122249</text:p>
          </table:table-cell>
          <table:table-cell table:formula="of:=ROUND([.I34]/[.L34];10)" office:value-type="float" office:value="0.0002224939" calcext:value-type="float">
            <text:p>0.0002224939</text:p>
          </table:table-cell>
          <table:table-cell table:formula="of:=ROUND(([.I34]/[.L34])*1000;4)" office:value-type="float" office:value="0.2225" calcext:value-type="float">
            <text:p>0.222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l_60s_webcam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 (10W )</text:p>
          </table:table-cell>
          <table:table-cell office:value-type="float" office:value="10.8723" calcext:value-type="float">
            <text:p>10.8723</text:p>
          </table:table-cell>
          <table:table-cell office:value-type="float" office:value="652.315" calcext:value-type="float">
            <text:p>652.315</text:p>
          </table:table-cell>
          <table:table-cell table:formula="of:=ROUND([.H35]/3600;5)" office:value-type="float" office:value="0.1812" calcext:value-type="float">
            <text:p>0.1812</text:p>
          </table:table-cell>
          <table:table-cell office:value-type="float" office:value="0.07329" calcext:value-type="float">
            <text:p>0.07329</text:p>
          </table:table-cell>
          <table:table-cell table:formula="of:=ROUND(1/ [.J35];2)" office:value-type="float" office:value="13.64" calcext:value-type="float">
            <text:p>13.64</text:p>
          </table:table-cell>
          <table:table-cell table:formula="of:= ROUND([.E35]/[.J35];0)" office:value-type="float" office:value="819" calcext:value-type="float">
            <text:p>819</text:p>
          </table:table-cell>
          <table:table-cell table:formula="of:=ROUND([.H35]/[.L35];10)" office:value-type="float" office:value="0.7964774115" calcext:value-type="float">
            <text:p>0.7964774115</text:p>
          </table:table-cell>
          <table:table-cell table:formula="of:=ROUND([.I35]/[.L35];10)" office:value-type="float" office:value="0.0002212454" calcext:value-type="float">
            <text:p>0.0002212454</text:p>
          </table:table-cell>
          <table:table-cell table:formula="of:=ROUND(([.I35]/[.L35])*1000;4)" office:value-type="float" office:value="0.2212" calcext:value-type="float">
            <text:p>0.221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x_10s_webcam#1.csv</text:p>
          </table:table-cell>
          <table:table-cell table:style-name="ce7" office:value-type="string" calcext:value-type="string" table:number-columns-spanned="1" table:number-rows-spanned="7">
            <text:p>YOLOv5x</text:p>
          </table:table-cell>
          <table:table-cell table:style-name="ce7" office:value-type="string" calcext:value-type="string" table:number-columns-spanned="1" table:number-rows-spanned="7">
            <text:p><text:span text:style-name="T1">Webcam</text:span></text:p>
            <text:p><text:span text:style-name="T1">(640 x 480)</text:span></text:p>
          </table:table-cell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1.0742" calcext:value-type="float">
            <text:p>11.0742</text:p>
          </table:table-cell>
          <table:table-cell office:value-type="float" office:value="110.729" calcext:value-type="float">
            <text:p>110.729</text:p>
          </table:table-cell>
          <table:table-cell table:formula="of:=ROUND([.H36]/3600;5)" office:value-type="float" office:value="0.03076" calcext:value-type="float">
            <text:p>0.03076</text:p>
          </table:table-cell>
          <table:table-cell office:value-type="float" office:value="0.08487" calcext:value-type="float">
            <text:p>0.08487</text:p>
          </table:table-cell>
          <table:table-cell table:formula="of:=ROUND(1/ [.J36];2)" office:value-type="float" office:value="11.78" calcext:value-type="float">
            <text:p>11.78</text:p>
          </table:table-cell>
          <table:table-cell table:formula="of:= ROUND([.E36]/[.J36];0)" office:value-type="float" office:value="118" calcext:value-type="float">
            <text:p>118</text:p>
          </table:table-cell>
          <table:table-cell table:formula="of:=ROUND([.H36]/[.L36];10)" office:value-type="float" office:value="0.9383813559" calcext:value-type="float">
            <text:p>0.9383813559</text:p>
          </table:table-cell>
          <table:table-cell table:formula="of:=ROUND([.I36]/[.L36];10)" office:value-type="float" office:value="0.000260678" calcext:value-type="float">
            <text:p>0.000260678</text:p>
          </table:table-cell>
          <table:table-cell table:formula="of:=ROUND(([.I36]/[.L36])*1000;4)" office:value-type="float" office:value="0.2607" calcext:value-type="float">
            <text:p>0.260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x_10s_webcam#2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1.1739" calcext:value-type="float">
            <text:p>11.1739</text:p>
          </table:table-cell>
          <table:table-cell office:value-type="float" office:value="111.733" calcext:value-type="float">
            <text:p>111.733</text:p>
          </table:table-cell>
          <table:table-cell table:formula="of:=ROUND([.H37]/3600;5)" office:value-type="float" office:value="0.03104" calcext:value-type="float">
            <text:p>0.03104</text:p>
          </table:table-cell>
          <table:table-cell office:value-type="float" office:value="0.08487" calcext:value-type="float">
            <text:p>0.08487</text:p>
          </table:table-cell>
          <table:table-cell table:formula="of:=ROUND(1/ [.J37];2)" office:value-type="float" office:value="11.78" calcext:value-type="float">
            <text:p>11.78</text:p>
          </table:table-cell>
          <table:table-cell table:formula="of:= ROUND([.E37]/[.J37];0)" office:value-type="float" office:value="118" calcext:value-type="float">
            <text:p>118</text:p>
          </table:table-cell>
          <table:table-cell table:formula="of:=ROUND([.H37]/[.L37];10)" office:value-type="float" office:value="0.9468898305" calcext:value-type="float">
            <text:p>0.9468898305</text:p>
          </table:table-cell>
          <table:table-cell table:formula="of:=ROUND([.I37]/[.L37];10)" office:value-type="float" office:value="0.0002630508" calcext:value-type="float">
            <text:p>0.0002630508</text:p>
          </table:table-cell>
          <table:table-cell table:formula="of:=ROUND(([.I37]/[.L37])*1000;4)" office:value-type="float" office:value="0.2631" calcext:value-type="float">
            <text:p>0.263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x_10s_webcam#3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1.1332" calcext:value-type="float">
            <text:p>11.1332</text:p>
          </table:table-cell>
          <table:table-cell office:value-type="float" office:value="111.35" calcext:value-type="float">
            <text:p>111.35</text:p>
          </table:table-cell>
          <table:table-cell table:formula="of:=ROUND([.H38]/3600;5)" office:value-type="float" office:value="0.03093" calcext:value-type="float">
            <text:p>0.03093</text:p>
          </table:table-cell>
          <table:table-cell office:value-type="float" office:value="0.08487" calcext:value-type="float">
            <text:p>0.08487</text:p>
          </table:table-cell>
          <table:table-cell table:formula="of:=ROUND(1/ [.J38];2)" office:value-type="float" office:value="11.78" calcext:value-type="float">
            <text:p>11.78</text:p>
          </table:table-cell>
          <table:table-cell table:formula="of:= ROUND([.E38]/[.J38];0)" office:value-type="float" office:value="118" calcext:value-type="float">
            <text:p>118</text:p>
          </table:table-cell>
          <table:table-cell table:formula="of:=ROUND([.H38]/[.L38];10)" office:value-type="float" office:value="0.9436440678" calcext:value-type="float">
            <text:p>0.9436440678</text:p>
          </table:table-cell>
          <table:table-cell table:formula="of:=ROUND([.I38]/[.L38];10)" office:value-type="float" office:value="0.0002621186" calcext:value-type="float">
            <text:p>0.0002621186</text:p>
          </table:table-cell>
          <table:table-cell table:formula="of:=ROUND(([.I38]/[.L38])*1000;4)" office:value-type="float" office:value="0.2621" calcext:value-type="float">
            <text:p>0.262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x_10s_webcam_no_objects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1.1348" calcext:value-type="float">
            <text:p>11.1348</text:p>
          </table:table-cell>
          <table:table-cell office:value-type="float" office:value="111.338" calcext:value-type="float">
            <text:p>111.338</text:p>
          </table:table-cell>
          <table:table-cell table:formula="of:=ROUND([.H39]/3600;5)" office:value-type="float" office:value="0.03093" calcext:value-type="float">
            <text:p>0.03093</text:p>
          </table:table-cell>
          <table:table-cell office:value-type="float" office:value="0.08487" calcext:value-type="float">
            <text:p>0.08487</text:p>
          </table:table-cell>
          <table:table-cell table:formula="of:=ROUND(1/ [.J39];2)" office:value-type="float" office:value="11.78" calcext:value-type="float">
            <text:p>11.78</text:p>
          </table:table-cell>
          <table:table-cell table:formula="of:= ROUND([.E39]/[.J39];0)" office:value-type="float" office:value="118" calcext:value-type="float">
            <text:p>118</text:p>
          </table:table-cell>
          <table:table-cell table:formula="of:=ROUND([.H39]/[.L39];10)" office:value-type="float" office:value="0.9435423729" calcext:value-type="float">
            <text:p>0.9435423729</text:p>
          </table:table-cell>
          <table:table-cell table:formula="of:=ROUND([.I39]/[.L39];10)" office:value-type="float" office:value="0.0002621186" calcext:value-type="float">
            <text:p>0.0002621186</text:p>
          </table:table-cell>
          <table:table-cell table:formula="of:=ROUND(([.I39]/[.L39])*1000;4)" office:value-type="float" office:value="0.2621" calcext:value-type="float">
            <text:p>0.262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x_10s_webcam_no_objects#2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1.1263" calcext:value-type="float">
            <text:p>11.1263</text:p>
          </table:table-cell>
          <table:table-cell office:value-type="float" office:value="111.247" calcext:value-type="float">
            <text:p>111.247</text:p>
          </table:table-cell>
          <table:table-cell table:formula="of:=ROUND([.H40]/3600;5)" office:value-type="float" office:value="0.0309" calcext:value-type="float">
            <text:p>0.0309</text:p>
          </table:table-cell>
          <table:table-cell office:value-type="float" office:value="0.08487" calcext:value-type="float">
            <text:p>0.08487</text:p>
          </table:table-cell>
          <table:table-cell table:formula="of:=ROUND(1/ [.J40];2)" office:value-type="float" office:value="11.78" calcext:value-type="float">
            <text:p>11.78</text:p>
          </table:table-cell>
          <table:table-cell table:formula="of:= ROUND([.E40]/[.J40];0)" office:value-type="float" office:value="118" calcext:value-type="float">
            <text:p>118</text:p>
          </table:table-cell>
          <table:table-cell table:formula="of:=ROUND([.H40]/[.L40];10)" office:value-type="float" office:value="0.9427711864" calcext:value-type="float">
            <text:p>0.9427711864</text:p>
          </table:table-cell>
          <table:table-cell table:formula="of:=ROUND([.I40]/[.L40];10)" office:value-type="float" office:value="0.0002618644" calcext:value-type="float">
            <text:p>0.0002618644</text:p>
          </table:table-cell>
          <table:table-cell table:formula="of:=ROUND(([.I40]/[.L40])*1000;4)" office:value-type="float" office:value="0.2619" calcext:value-type="float">
            <text:p>0.261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x_30s_webcam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GH (10W )</text:p>
          </table:table-cell>
          <table:table-cell office:value-type="float" office:value="11.2547" calcext:value-type="float">
            <text:p>11.2547</text:p>
          </table:table-cell>
          <table:table-cell office:value-type="float" office:value="337.569" calcext:value-type="float">
            <text:p>337.569</text:p>
          </table:table-cell>
          <table:table-cell table:formula="of:=ROUND([.H41]/3600;5)" office:value-type="float" office:value="0.09377" calcext:value-type="float">
            <text:p>0.09377</text:p>
          </table:table-cell>
          <table:table-cell office:value-type="float" office:value="0.08487" calcext:value-type="float">
            <text:p>0.08487</text:p>
          </table:table-cell>
          <table:table-cell table:formula="of:=ROUND(1/ [.J41];2)" office:value-type="float" office:value="11.78" calcext:value-type="float">
            <text:p>11.78</text:p>
          </table:table-cell>
          <table:table-cell table:formula="of:= ROUND([.E41]/[.J41];0)" office:value-type="float" office:value="353" calcext:value-type="float">
            <text:p>353</text:p>
          </table:table-cell>
          <table:table-cell table:formula="of:=ROUND([.H41]/[.L41];10)" office:value-type="float" office:value="0.956286119" calcext:value-type="float">
            <text:p>0.956286119</text:p>
          </table:table-cell>
          <table:table-cell table:formula="of:=ROUND([.I41]/[.L41];10)" office:value-type="float" office:value="0.0002656374" calcext:value-type="float">
            <text:p>0.0002656374</text:p>
          </table:table-cell>
          <table:table-cell table:formula="of:=ROUND(([.I41]/[.L41])*1000;4)" office:value-type="float" office:value="0.2656" calcext:value-type="float">
            <text:p>0.26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x_60s_webcam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 (10W )</text:p>
          </table:table-cell>
          <table:table-cell office:value-type="float" office:value="11.1479" calcext:value-type="float">
            <text:p>11.1479</text:p>
          </table:table-cell>
          <table:table-cell office:value-type="float" office:value="668.814" calcext:value-type="float">
            <text:p>668.814</text:p>
          </table:table-cell>
          <table:table-cell table:formula="of:=ROUND([.H42]/3600;5)" office:value-type="float" office:value="0.18578" calcext:value-type="float">
            <text:p>0.18578</text:p>
          </table:table-cell>
          <table:table-cell office:value-type="float" office:value="0.08487" calcext:value-type="float">
            <text:p>0.08487</text:p>
          </table:table-cell>
          <table:table-cell table:formula="of:=ROUND(1/ [.J42];2)" office:value-type="float" office:value="11.78" calcext:value-type="float">
            <text:p>11.78</text:p>
          </table:table-cell>
          <table:table-cell table:formula="of:= ROUND([.E42]/[.J42];0)" office:value-type="float" office:value="707" calcext:value-type="float">
            <text:p>707</text:p>
          </table:table-cell>
          <table:table-cell table:formula="of:=ROUND([.H42]/[.L42];10)" office:value-type="float" office:value="0.9459886846" calcext:value-type="float">
            <text:p>0.9459886846</text:p>
          </table:table-cell>
          <table:table-cell table:formula="of:=ROUND([.I42]/[.L42];10)" office:value-type="float" office:value="0.0002627723" calcext:value-type="float">
            <text:p>0.0002627723</text:p>
          </table:table-cell>
          <table:table-cell table:formula="of:=ROUND(([.I42]/[.L42])*1000;4)" office:value-type="float" office:value="0.2628" calcext:value-type="float">
            <text:p>0.2628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 style:data-style-name="N2" text:time-value="20:33:33.233057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1-15T01:41:00.739144115</dc:date>
    <meta:editing-duration>PT18H57M58S</meta:editing-duration>
    <meta:editing-cycles>81</meta:editing-cycles>
    <meta:document-statistic meta:table-count="1" meta:cell-count="551" meta:object-count="0"/>
  </office:meta>
</office:document-meta>
</file>